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797B48C1A5CA421.png" manifest:media-type="image/png"/>
  <manifest:file-entry manifest:full-path="Pictures/10000200000000AB000000AB4B05E34FCCA4B9B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ace4"/>
    </style:style>
    <style:style style:name="P2" style:family="paragraph" style:parent-style-name="Standard">
      <style:paragraph-properties fo:text-align="start" style:justify-single-word="false"/>
      <style:text-properties officeooo:paragraph-rsid="001cace4"/>
    </style:style>
    <style:style style:name="P3" style:family="paragraph" style:parent-style-name="Standard">
      <style:paragraph-properties fo:text-align="start" style:justify-single-word="false"/>
      <style:text-properties officeooo:paragraph-rsid="001d2cd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ace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2cd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d2cd1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cace4"/>
    </style:style>
    <style:style style:name="T4" style:family="text">
      <style:text-properties officeooo:rsid="001d2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2236382528378261036" text:style-name="L1">
        <text:list-item>
          <text:p text:style-name="P4">George is riding his bicycle to the east at 1<text:span text:style-name="T3">2</text:span> m/s. <text:s/>He sees a car, 10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459263900986" text:continue-numbering="true" text:style-name="L1">
        <text:list-item>
          <text:p text:style-name="P4">Monique leaves her house and walks to school at a rate of 1.5 m/s. <text:s/>At the same time, Rick leaves the school and walks toward Monique's house at a speed of 2 m/s. <text:s/>Monique's house is <text:span text:style-name="T3">20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59287697518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4460258147759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30 m/s, and the <text:span text:style-name="T2">Ernest</text:span> is catching up by driving <text:span text:style-name="T3">3</text:span>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60741122461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59757745170" text:continue-numbering="true" text:style-name="L1">
        <text:list-item>
          <text:list>
            <text:list-item>
              <text:p text:style-name="P4">A car, coming from the other direction, driven by an innocent bystander named Zoey, is traveling 2<text:span text:style-name="T3">2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460241148176" text:continue-numbering="true" text:style-name="L1">
        <text:list-item>
          <text:p text:style-name="P4"><text:soft-page-break/>Billy-Bob is flying <text:span text:style-name="T3">2</text:span>00 m/s in a plane directly above a road. <text:s/>He sees a car driving in the same direction, 550 meters <text:span text:style-name="T2">in front of him</text:span>. <text:s/>It takes the plane <text:span text:style-name="T3">3</text:span>.<text:span text:style-name="T3">9</text:span>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459693454566" text:continue-numbering="true" text:style-name="L1">
        <text:list-item>
          <text:p text:style-name="P4">Louis is in a fighter plane, chasing an imperial Zero fighter near Hawaii. <text:s/>He is flying <text:span text:style-name="T3">75</text:span>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204460239682277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204460333975556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204460798644973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204459898835947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  <text:p text:style-name="P5"/>
        </text:list-item>
      </text:list>
      <text:p text:style-name="P3"/>
      <text:p text:style-name="P3"/>
      <text:list xml:id="list204459523948626" text:continue-numbering="true" text:style-name="L1">
        <text:list-item>
          <text:p text:style-name="P6">Salma is swimming <text:span text:style-name="T4">36</text:span>m west of the shore when she sees a shark <text:span text:style-name="T4">86</text:span>m west of her. <text:s/>She attempts to swim to the shore at a speed of 4 m/s. <text:s/>The shark pursues her at a speed of 1<text:span text:style-name="T4">3</text:span>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204459241032722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4B05E34FCCA4B9BC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797B48C1A5CA421.png" xlink:type="simple" xlink:show="embed" xlink:actuate="onLoad"/></draw:frame> <text:s text:c="20"/>Name:<text:tab/><text:tab/><text:date style:data-style-name="N37" text:date-value="2016-08-29T20:44:58.80227486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3.462014933</meta:creation-date>
    <meta:editing-duration>PT46S</meta:editing-duration>
    <meta:editing-cycles>5</meta:editing-cycles>
    <meta:generator>LibreOffice/5.0.6.2$Linux_X86_64 LibreOffice_project/00$Build-2</meta:generator>
    <meta:initial-creator>Jonas Williamson</meta:initial-creator>
    <dc:date>2016-08-29T20:44:58.776571396</dc:date>
    <meta:document-statistic meta:table-count="0" meta:image-count="2" meta:object-count="0" meta:page-count="2" meta:paragraph-count="19" meta:word-count="419" meta:character-count="2090" meta:non-whitespace-character-count="1653"/>
  </office:meta>
</office:document-meta>
</file>